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path draw:style-name="gr2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2" draw:layer="layout" svg:width="8.147cm" svg:height="1.521cm" svg:x="2.139cm" svg:y="2.874cm">
          <draw:text-box>
            <text:p><text:span text:style-name="T1">X is the bit string used to</text:span></text:p>
            <text:p><text:span text:style-name="T1">reach node M for the first time.</text:span></text:p>
          </draw:text-box>
        </draw:frame>
        <draw:line draw:style-name="gr4" draw:text-style-name="P1" draw:layer="layout" svg:x1="5.78cm" svg:y1="4.45cm" svg:x2="5.908cm" svg:y2="6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19:49.898638372</dc:date>
    <dc:creator>elucterio </dc:creator>
    <meta:editing-duration>PT1M1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